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637cm" fo:margin-left="-0.191cm" fo:margin-top="0cm" fo:margin-bottom="0cm" table:align="left" style:writing-mode="lr-tb"/>
    </style:style>
    <style:style style:name="Таблица1.A" style:family="table-column">
      <style:table-column-properties style:column-width="8.81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37cm" fo:margin-left="-0.191cm" fo:margin-top="0cm" fo:margin-bottom="0cm" table:align="left" style:writing-mode="lr-tb"/>
    </style:style>
    <style:style style:name="Таблица2.A" style:family="table-column">
      <style:table-column-properties style:column-width="8.818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37cm" fo:margin-left="-0.191cm" fo:margin-top="0cm" fo:margin-bottom="0cm" table:align="left" style:writing-mode="lr-tb"/>
    </style:style>
    <style:style style:name="Таблица3.A" style:family="table-column">
      <style:table-column-properties style:column-width="8.818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fo:margin-top="0cm" fo:margin-bottom="0.088cm" fo:text-align="center" style:justify-single-word="false" style:page-number="auto"/>
    </style:style>
    <style:style style:name="P3" style:family="paragraph" style:parent-style-name="Standard">
      <style:paragraph-properties fo:margin-top="0cm" fo:margin-bottom="0cm" fo:line-height="150%"/>
    </style:style>
    <style:style style:name="P4" style:family="paragraph" style:parent-style-name="Standard">
      <style:paragraph-properties fo:margin-top="0cm" fo:margin-bottom="0cm" fo:line-height="150%" fo:text-align="end" style:justify-single-word="false"/>
    </style:style>
    <style:style style:name="P5" style:family="paragraph" style:parent-style-name="Standard">
      <style:paragraph-properties fo:margin-top="0cm" fo:margin-bottom="0.265cm" fo:line-height="150%"/>
    </style:style>
    <style:style style:name="P6" style:family="paragraph" style:parent-style-name="Standard">
      <style:paragraph-properties fo:margin-top="0cm" fo:margin-bottom="0.265cm" fo:line-height="100%"/>
    </style:style>
    <style:style style:name="P7" style:family="paragraph" style:parent-style-name="Standard">
      <style:paragraph-properties fo:margin-top="0.882cm" fo:margin-bottom="0.265cm" fo:text-align="center" style:justify-single-word="false"/>
    </style:style>
    <style:style style:name="T1" style:family="text">
      <style:text-properties fo:color="#333333" fo:font-size="20pt" style:font-size-asian="20pt" style:font-size-complex="20pt"/>
    </style:style>
    <style:style style:name="T2" style:family="text">
      <style:text-properties fo:color="#333333" fo:font-size="10pt" style:font-size-asian="10pt" style:font-size-complex="10pt"/>
    </style:style>
    <style:style style:name="T3" style:family="text">
      <style:text-properties fo:color="#333333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3333" fo:font-size="10pt" fo:letter-spacing="normal" style:font-size-asian="10pt" style:font-size-complex="10pt"/>
    </style:style>
    <style:style style:name="T5" style:family="text">
      <style:text-properties fo:color="#333333" style:font-name="Wingdings" fo:font-size="7pt" fo:letter-spacing="normal" style:font-name-asian="Wingdings1" style:font-size-asian="7pt" style:font-name-complex="Wingdings1" style:font-size-complex="7pt"/>
    </style:style>
    <style:style style:name="T6" style:family="text">
      <style:text-properties fo:color="#3333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33333" fo:font-size="9pt" fo:letter-spacing="normal" style:font-size-asian="9pt" style:font-size-complex="9pt"/>
    </style:style>
    <style:style style:name="T8" style:family="text">
      <style:text-properties fo:color="#333333" fo:font-size="9pt" fo:letter-spacing="normal" fo:font-weight="bold" style:font-size-asian="9pt" style:font-weight-asian="bold" style:font-size-complex="9pt" style:font-weight-complex="bold"/>
    </style:style>
    <style:style style:name="T9" style:family="text">
      <style:text-properties fo:color="#999999" fo:font-size="8pt" fo:letter-spacing="normal" style:font-size-asian="8pt" style:font-size-complex="8pt"/>
    </style:style>
    <style:style style:name="T10" style:family="text">
      <style:text-properties fo:color="#0000ff" fo:font-size="10pt" fo:letter-spacing="normal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ДОГОВОР ПОДРЯДА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"><text:span text:style-name="T9">г. _______________</text:span></text:p>
          </table:table-cell>
          <table:table-cell table:style-name="Таблица1.A1" office:value-type="string">
            <text:p text:style-name="P4"><text:span text:style-name="T9">«____» ______________ г.</text:span>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2"><text:s/>________________________________________________ в лице ________________________________________________, действующего на основании ________________________________________________, именуемый в дальнейшем «</text:span><text:span text:style-name="T3">Заказчик</text:span><text:span text:style-name="T2">», с одной стороны, и гр. ________________________________________________, паспорт: серия ________, № ________, выданный ________________________, проживающий по адресу: ________________________________________________, именуемый в дальнейшем «</text:span><text:span text:style-name="T3">Подрядчик</text:span><text:span text:style-name="T2">», с другой стороны, именуемые в дальнейшем «Стороны», заключили настоящий договор, в дальнейшем «</text:span><text:span text:style-name="T3">Договор</text:span><text:span text:style-name="T2">», о нижеследующем: </text:span></text:p>
      <text:p text:style-name="P5"><text:span text:style-name="T4">1. Подрядчик обязуется по заданию Заказчика выполнить работы согласно Заданию (далее - Работы) и сдать результат Работ Заказчику, а Заказчик обязуется принять результат Работ и оплатить его.</text:span></text:p>
      <text:p text:style-name="P5"><text:span text:style-name="T4">2. Результат выполненных Работ должен быть пригодным для использования по следующему назначению: ________________________ . Качество результата Работ должно соответствовать ________________________ .</text:span></text:p>
      <text:p text:style-name="P5"><text:span text:style-name="T4">3. Дата начала выполнения Работ «___» _____________ 2023 г., дата окончания выполнения Работ «___» _____________ 2023 г.</text:span></text:p>
      <text:p text:style-name="P5"><text:span text:style-name="T4">4. Материалы и оборудование, необходимые для выполнения Работ предоставляет ________ , их перечень согласован в приложении к Договору .</text:span></text:p>
      <text:p text:style-name="P5"><text:span text:style-name="T4">5. Риск случайной гибели или случайного повреждения материалов и оборудования несет ________ .</text:span></text:p>
      <text:p text:style-name="P5"><text:span text:style-name="T4">6. Риск случайной гибели или случайного повреждения результата выполненной Работы до ее приемки Заказчиком несет Подрядчик.</text:span></text:p>
      <text:p text:style-name="P5"><text:span text:style-name="T4">7. Подрядчик вправе привлекать к выполнению Работ субподрядчиков.</text:span></text:p>
      <text:p text:style-name="P5"><text:span text:style-name="T4">8. Гарантийный срок на результат Работ ________ .</text:span></text:p>
      <text:p text:style-name="P5"><text:span text:style-name="T4">9. Результат выполненных Работ передается по акту приемки-сдачи выполненных работ.</text:span></text:p>
      <text:p text:style-name="P5"><text:span text:style-name="T4">10. Цена Работ по Договору составляет ________ ( ________ ) руб.</text:span></text:p>
      <text:p text:style-name="P5"><text:span text:style-name="T4">11. Оплата по Договору производится в следующем порядке: ________________________ .</text:span></text:p>
      <text:p text:style-name="P5"><text:span text:style-name="T4">12. Сторона, не исполнившая или ненадлежащим образом исполнившая обязательства по Договору, обязана возместить другой Стороне причиненные такими нарушениями убытки.</text:span></text:p>
      <text:p text:style-name="P5"><text:span text:style-name="T4">13. Во всех других случаях неисполнения обязательств по Договору Стороны несут ответственность в соответствии с законодательством РФ.</text:span></text:p>
      <text:p text:style-name="P5"><text:span text:style-name="T4">14. Договор действует в течение ________ с даты его заключения.</text:span></text:p>
      <text:p text:style-name="P5"><text:soft-page-break/><text:span text:style-name="T4">15. Все изменения и дополнения к Договору действительны, если совершены в письменной форме и подписаны обеими Сторонами. Соответствующие дополнительные соглашения Сторон являются неотъемлемой частью Договора.</text:span></text:p>
      <text:p text:style-name="P5"><text:span text:style-name="T4">16. Договор может быть досрочно расторгнут по соглашению Сторон либо по требованию одной из Сторон в порядке и по основаниям, предусмотренным законодательством РФ.</text:span></text:p>
      <text:p text:style-name="P5"><text:span text:style-name="T4">17. Все споры, связанные с заключением, толкованием, исполнением и расторжением Договора, будут разрешаться Сторонами путем переговоров.</text:span></text:p>
      <text:p text:style-name="P5"><text:span text:style-name="T4">18. Договор вступает в силу с момента его подписания Сторонами.</text:span></text:p>
      <text:p text:style-name="P5"><text:span text:style-name="T4">19. Договор составлен в двух экземплярах, имеющих равную юридическую силу, по одному для каждой из Сторон.</text:span></text:p>
      <text:p text:style-name="P5"><text:span text:style-name="T4">20. Приложения: <text:s/></text:span></text:p>
      <text:p text:style-name="P1"><text:span text:style-name="T5">l </text:span><text:span text:style-name="T4">Задание на выполнение работ;</text:span></text:p>
      <text:p text:style-name="P1"><text:span text:style-name="T5">l </text:span><text:span text:style-name="T4">Перечень материалов и оборудования, предоставляемых для выполнения работ;</text:span></text:p>
      <text:p text:style-name="P6"><text:span text:style-name="T5">l </text:span><text:span text:style-name="T4">Акт приемки-сдачи выполненных работ.</text:span></text:p>
      <text:p text:style-name="P7"><text:span text:style-name="T6">АДРЕСА И РЕКВИЗИТЫ СТОРОН</text:span></text:p>
      <text:p text:style-name="Standard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Standard"><text:span text:style-name="T8">Заказчик</text:span></text:p>
            <text:p text:style-name="Standard"><text:span text:style-name="T7">Юр. адрес:</text:span></text:p>
            <text:p text:style-name="Standard"><text:span text:style-name="T7">Почтовый адрес:</text:span></text:p>
            <text:p text:style-name="Standard"><text:span text:style-name="T7">ИНН:</text:span></text:p>
            <text:p text:style-name="Standard"><text:span text:style-name="T7">КПП:</text:span></text:p>
            <text:p text:style-name="Standard"><text:span text:style-name="T7">Банк:</text:span></text:p>
            <text:p text:style-name="Standard"><text:span text:style-name="T7">Рас./счёт:</text:span></text:p>
            <text:p text:style-name="Standard"><text:span text:style-name="T7">Корр./счёт:</text:span></text:p>
            <text:p text:style-name="Standard"><text:span text:style-name="T7">БИК:</text:span></text:p>
          </table:table-cell>
          <table:table-cell table:style-name="Таблица2.A1" office:value-type="string">
            <text:p text:style-name="Standard"><text:span text:style-name="T8">Подрядчик</text:span></text:p>
            <text:p text:style-name="Standard"><text:span text:style-name="T7">Регистрация:</text:span></text:p>
            <text:p text:style-name="Standard"><text:span text:style-name="T7">Почтовый адрес:</text:span></text:p>
            <text:p text:style-name="Standard"><text:span text:style-name="T7">Паспорт серия:</text:span></text:p>
            <text:p text:style-name="Standard"><text:span text:style-name="T7">Номер:</text:span></text:p>
            <text:p text:style-name="Standard"><text:span text:style-name="T7">Выдан:</text:span></text:p>
            <text:p text:style-name="Standard"><text:span text:style-name="T7">Кем:</text:span></text:p>
            <text:p text:style-name="Standard"><text:span text:style-name="T7">Телефон:</text:span><text:span text:style-name="T2"> </text:span></text:p>
          </table:table-cell>
        </table:table-row>
      </table:table>
      <text:p text:style-name="Standard"/>
      <text:p text:style-name="P7"><text:span text:style-name="T6">ПОДПИСИ СТОРОН</text:span></text:p>
      <text:p text:style-name="Standard"/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3"><text:span text:style-name="T7">Заказчик _______________</text:span></text:p>
          </table:table-cell>
          <table:table-cell table:style-name="Таблица3.A1" office:value-type="string">
            <text:p text:style-name="P3"><text:span text:style-name="T7">Подрядчик _______________</text:span></text:p>
          </table:table-cell>
        </table:table-row>
      </table:table>
      <text:p text:style-name="Standard"/>
      <text:p text:style-name="Standard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US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ulex.ru</meta:initial-creator>
    <dc:title>Образец договора на выполнение работ, заключаемого между юридическим и физическим лицом</dc:title>
    <dc:description>Образец договора на выполнение работ, заключаемого между юридическим и физическим лицом</dc:description>
    <meta:creation-date>2023-07-21T19:07:42</meta:creation-date>
    <dc:date>2023-07-21T17:10:01.12</dc:date>
    <meta:generator>OpenOffice/4.1.13$Win32 OpenOffice.org_project/4113m1$Build-9810</meta:generator>
    <meta:document-statistic meta:table-count="3" meta:image-count="0" meta:object-count="0" meta:page-count="2" meta:paragraph-count="49" meta:word-count="406" meta:character-count="3290"/>
    <meta:user-defined meta:name="Company">ООО </meta:user-defined>
  </office:meta>
</office:document-meta>
</file>